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604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5.657cm"/>
    </style:style>
    <style:style style:name="co4" style:family="table-column">
      <style:table-column-properties fo:break-before="auto" style:column-width="5.3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シート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2" table:number-columns-repeated="1019" table:default-cell-style-name="Excel_20_Built-in_20_Normal"/>
        <table:table-row table:style-name="ro1">
          <table:table-cell table:style-name="ce1" office:value-type="string">
            <text:p>名前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値段</text:p>
          </table:table-cell>
          <table:table-cell table:style-name="ce1" office:value-type="string">
            <text:p>効果値</text:p>
          </table:table-cell>
          <table:table-cell table:style-name="ce2" office:value-type="string">
            <text:p>EnIemEffectPlayerStatus</text:p>
          </table:table-cell>
          <table:table-cell office:value-type="string">
            <text:p>タイプ</text:p>
          </table:table-cell>
          <table:table-cell office:value-type="string">
            <text:p>分類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ヒノキの剣</text:p>
          </table:table-cell>
          <table:table-cell table:style-name="ce1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銅の剣</text:p>
          </table:table-cell>
          <table:table-cell table:style-name="ce1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鉄の剣</text:p>
          </table:table-cell>
          <table:table-cell table:style-name="ce1"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鋼の剣</text:p>
          </table:table-cell>
          <table:table-cell table:style-name="ce1"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エクスカリバー</text:p>
          </table:table-cell>
          <table:table-cell table:style-name="ce1"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刀</text:p>
          </table:table-cell>
          <table:table-cell table:style-name="ce1"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クレイモア</text:p>
          </table:table-cell>
          <table:table-cell table:style-name="ce1" office:value-type="float" office:value="7">
            <text:p>7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古びた剣</text:p>
          </table:table-cell>
          <table:table-cell table:style-name="ce1"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ショートソード</text:p>
          </table:table-cell>
          <table:table-cell table:style-name="ce1"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ロングソード</text:p>
          </table:table-cell>
          <table:table-cell table:style-name="ce1"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float" office:value="11">
            <text:p>11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float" office:value="12">
            <text:p>12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float" office:value="13">
            <text:p>13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float" office:value="14">
            <text:p>14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float" office:value="15">
            <text:p>15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float" office:value="16">
            <text:p>16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float" office:value="17">
            <text:p>17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float" office:value="18">
            <text:p>18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float" office:value="19">
            <text:p>19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float" office:value="20">
            <text:p>20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float" office:value="21">
            <text:p>21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float" office:value="22">
            <text:p>22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float" office:value="23">
            <text:p>23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float" office:value="24">
            <text:p>24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float" office:value="25">
            <text:p>25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2018/11/16</text:date>, <text:time>12:11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12:11:53.33</dc:date>
    <meta:generator>OpenOffice/4.1.5$Win32 OpenOffice.org_project/415m1$Build-9789</meta:generator>
    <meta:editing-duration>PT1H32M8S</meta:editing-duration>
    <meta:editing-cycles>3</meta:editing-cycles>
    <meta:document-statistic meta:table-count="1" meta:cell-count="92" meta:object-count="0"/>
  </office:meta>
</office:document-meta>
</file>